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WM(CMD 'insertFrag' FRAG_ID 'endlessLoop')"/><text:s/>Lo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11-08T07:20:32</meta:creation-date>
    <dc:creator>Christoph Lutz</dc:creator>
    <dc:date>2005-11-08T07:22:14</dc:date>
    <dc:language>de-DE</dc:language>
    <meta:editing-cycles>3</meta:editing-cycles>
    <meta:editing-duration>PT1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5"/>
  </office:meta>
</office:document-meta>
</file>